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4">
      <style:paragraph-properties fo:margin-left="1in" fo:margin-right="0in" fo:margin-top="0in" fo:margin-bottom="0in" loext:contextual-spacing="false" fo:text-indent="-0.25in" style:auto-text-indent="false"/>
    </style:style>
    <style:style style:name="P33" style:family="paragraph" style:parent-style-name="Heading_20_1" style:list-style-name="WWNum1"/>
    <style:style style:name="P34" style:family="paragraph" style:parent-style-name="Heading_20_1" style:list-style-name="WWNum5">
      <style:paragraph-properties fo:break-before="auto" fo:break-after="auto"/>
    </style:style>
    <style:style style:name="P35"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aczyuw2yex2w"/><text:span text:style-name="T1">Aplicaciones Ofimáticas (Office Applications)</text:span><text:span text:style-name="T2"><text:line-break/></text:span><text:span text:style-name="T3">Unit 09. Assessable activities 01</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3.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March 2023</text:span></text:p>
      <text:p text:style-name="P4"><text:span text:style-name="T6">License</text:span></text:p>
      <text:p text:style-name="P6"/>
      <text:p text:style-name="P5"><text:span text:style-name="T7">Attribution - Non-commercial - ShareAlike (BY-NC-SA): </text:span><text:span text:style-name="T8">No commercial use of the original work or possible derivative works is allowed, the distribution of which must be done with a license equal to the one that regulates the work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Deadline</text:span></text:a><text:span text:style-name="T18"><text:tab/>3</text:span></text:p>
          <text:p text:style-name="P14"><text:a xlink:type="simple" xlink:href="#_9maybllx2a09" text:style-name="Index_20_Link" text:visited-style-name="Index_20_Link"><text:span text:style-name="T18">2. Observations prior to carrying out assessable tasks</text:span></text:a><text:span text:style-name="T18"><text:tab/>3</text:span></text:p>
          <text:p text:style-name="P14"><text:a xlink:type="simple" xlink:href="#_a2aug6xu8ilu" text:style-name="Index_20_Link" text:visited-style-name="Index_20_Link"><text:span text:style-name="T18">1. Exercise 01</text:span></text:a><text:span text:style-name="T18"><text:tab/>3</text:span></text:p>
          <text:p text:style-name="P15"><text:a xlink:type="simple" xlink:href="#_sl57z74g0a6s" text:style-name="Index_20_Link" text:visited-style-name="Index_20_Link"><text:span text:style-name="T18">2. Exercise 02 <text:s/>(English)</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20"><text:span text:style-name="T15">Unit 09. Assessable activities 01</text:span></text:p>
      <text:list xml:id="list480255952" text:style-name="WWNum5">
        <text:list-item>
          <text:p text:style-name="P34"><text:bookmark text:name="_dbh0n1vac4c8"/>Deadline</text:p>
        </text:list-item>
      </text:list>
      <text:p text:style-name="Standard"><text:span text:style-name="T10">Deadline: Friday, March 3 at 11:55 p.m.</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110659526690056" text:continue-numbering="true" text:style-name="WWNum5">
        <text:list-item>
          <text:p text:style-name="P34"><text:bookmark text:name="_9maybllx2a09"/><text:soft-page-break/>Observations prior to carrying out assessable tasks</text:p>
        </text:list-item>
      </text:list>
      <text:list xml:id="list60354756" text:style-name="WWNum3">
        <text:list-item>
          <text:p text:style-name="P25">Except for exceptions indicated in each activity, you must generate a single document for the entire newsletter and in that document include the response to each activity.</text:p>
        </text:list-item>
      </text:list>
      <text:list xml:id="list60494021" text:style-name="WWNum2">
        <text:list-item>
          <text:list>
            <text:list-item>
              <text:p text:style-name="P31">If delivery requires delivery of several files, deliver them compressed into a single file with a ".zip" extension.</text:p>
            </text:list-item>
          </text:list>
        </text:list-item>
      </text:list>
      <text:list xml:id="list110658847048382" text:continue-list="list60354756" text:style-name="WWNum3">
        <text:list-item>
          <text:p text:style-name="P27">When documents are delivered, they must have a good presentation. </text:p>
        </text:list-item>
        <text:list-item>
          <text:p text:style-name="P29">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2151645155" text:style-name="WWNum1">
        <text:list-item>
          <text:p text:style-name="P33"><text:bookmark text:name="_a2aug6xu8ilu"/>Exercise 01</text:p>
        </text:list-item>
      </text:list>
      <text:p text:style-name="Standard">Create a document using Excel (Office 365), Google Spreadsheet or LibreOffice Calc, showing an example of using elements followed by one or two paragraphs explaining them.</text:p>
      <text:p text:style-name="Standard">The elements are:</text:p>
      <text:list xml:id="list4782302" text:style-name="WWNum4">
        <text:list-item>
          <text:p text:style-name="P26">Cell format modifications (color, font, etc.).</text:p>
        </text:list-item>
        <text:list-item>
          <text:p text:style-name="P28">Simple formula.</text:p>
        </text:list-item>
        <text:list-item>
          <text:p text:style-name="P28">Formula using relative cell references (without using $ in any reference).</text:p>
        </text:list-item>
        <text:list-item>
          <text:p text:style-name="P28">Formula using absolute cell reference (using $ in both references).</text:p>
        </text:list-item>
        <text:list-item>
          <text:p text:style-name="P28">Formula combining relative and absolute references(using $ in one reference).</text:p>
        </text:list-item>
        <text:list-item>
          <text:p text:style-name="P28">Formula with cell range.</text:p>
        </text:list-item>
        <text:list-item>
          <text:p text:style-name="P28">Formula with references to other sheets.</text:p>
        </text:list-item>
        <text:list-item>
          <text:p text:style-name="P28">Most important functions</text:p>
          <text:list>
            <text:list-item>
              <text:p text:style-name="P32">Si, Si.Conjunto, O, Y, No, Igual</text:p>
            </text:list-item>
            <text:list-item>
              <text:p text:style-name="P32">Concatenar, Mod, Ahora</text:p>
            </text:list-item>
            <text:list-item>
              <text:p text:style-name="P32">Max, Max.Si, Max.Si.Conjunto, Min, Min.Si, Min.Si.Conjunto</text:p>
            </text:list-item>
            <text:list-item>
              <text:p text:style-name="P32">Promedio, Promedio.Si, Promedio.Si.Conjunto</text:p>
            </text:list-item>
            <text:list-item>
              <text:p text:style-name="P32">Buscar, BuscarV, BuscarH</text:p>
            </text:list-item>
            <text:list-item>
              <text:p text:style-name="P32">Sumar, Sumar.Si, Sumar.Si.Conjunto</text:p>
            </text:list-item>
            <text:list-item>
              <text:p text:style-name="P32">Contar, Contar.Si, Contar.Si.Conjunto</text:p>
            </text:list-item>
          </text:list>
        </text:list-item>
        <text:list-item>
          <text:p text:style-name="P30">Use of wildcard characters on cells with text format ("*" character and "?" character).</text:p>
        </text:list-item>
      </text:list>
      <text:p text:style-name="Standard"><text:span text:style-name="T10">Note</text:span>: For this exercise, you can use tools such as ChatGPT to prepare examples, but you must verify that they work correctly. The explanation that you make of each example must be your own harvest.</text:p>
      <text:p text:style-name="P11"><text:soft-page-break/><text:span text:style-name="T9"><text:s/>📕 </text:span><text:span text:style-name="T10">To submit: </text:span>deliver the generated document and also show the document in person to the teachers so that they can give a pass grade</text:p>
      <text:list xml:id="list110659725318842" text:continue-list="list2151645155" text:style-name="WWNum1">
        <text:list-item>
          <text:p text:style-name="P33"><text:bookmark text:name="_sl57z74g0a6s"/>Exercise 02 <text:s/>(English)</text:p>
        </text:list-item>
      </text:list>
      <text:p text:style-name="Standard">Create a document with Excel (Office 365), Google Spreadsheet or LibreOffice Calc, containing an attractive "Cheat Sheet", in landscape format, summarizing the elements described in the previous section. It must be indicated for which application is the "Cheat Sheet" (Excel, Google or Calc).</text:p>
      <text:p text:style-name="Standard"><text:span text:style-name="T20">The “Cheat Sheet” must be done in English.</text:span></text:p>
      <text:p text:style-name="P11"><text:span text:style-name="T9"><text:s/>📕 </text:span><text:span text:style-name="T10">To submit: </text:span>deliver the generated document and also show the document in person to the teachers so that they can give a pass grade. Remember the landscape format and that it is in Englis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9. Assessable activities 01</text:span></text:p>
      </style:header>
      <style:footer>
        <text:p text:style-name="MP4"><text:span text:style-name="MT1">Aplicaciones Ofimáticas (Office Applications)<text:tab/><text:tab/>Unit 09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575" meta:character-count="3563" meta:non-whitespace-character-count="3051"/>
    <meta:generator>LibreOfficeDev/6.0.5.2$Linux_X86_64 LibreOffice_project/</meta:generator>
  </office:meta>
</office:document-meta>
</file>